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Ubuntu1" svg:font-family="Ubuntu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  <style:paragraph-properties style:writing-mode="lr-tb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3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2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language="en" fo:country="GB" style:font-name-asian="Liberation Sans2" style:font-name-complex="Liberation Sans2"/>
    </style:style>
    <style:style style:name="T13" style:family="text">
      <style:text-properties style:font-name="Liberation Sans" fo:language="en" fo:country="GB" style:font-name-asian="Liberation Sans2" style:font-name-complex="Liberation Sans2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text:span text:style-name="T8">M = 1/(cost * gain deviation * central frequency deviation)</text:span></text:p>
                <text:list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text:tab/>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4"><text:s/></text:span><text:span text:style-name="T14">Compute the gain, input and output impedances at the central frequency.</text:span><text:span text:style-name="T15"> </text:span></text:p>
              </text:list-item>
              <text:list-item>
                <text:p text:style-name="P11"><text:span text:style-name="T15"><text:s/></text:span><text:span text:style-name="T15">Compute the frequency response V</text:span><text:span text:style-name="T16">o</text:span><text:span text:style-name="T15">(f)/V</text:span><text:span text:style-name="T16">i</text:span><text:span text:style-name="T15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Produce all tables and plots required in the simulation and analysis sections</text:span></text:p>
              </text:list-item>
              <text:list-item>
                <text:p text:style-name="P11"><text:span text:style-name="T14"><text:s/></text:span><text:span text:style-name="T14">Compare Octave and Ngspice results </text:span><text:span text:style-name="T18">side by side</text:span><text:span text:style-name="T14"> looking for accuracy or discrepancy, and explaining both. Read the repository’s README file.</text:span></text:p>
              </text:list-item>
              <text:list-item>
                <text:p text:style-name="P11"><text:span text:style-name="T14"><text:s/></text:span><text:span text:style-name="T14">The results of interest are, obviously, </text:span></text:p>
                <text:list>
                  <text:list-header>
                    <text:p text:style-name="P13"><text:span text:style-name="T14">- the frequency response (gain and phase)</text:span></text:p>
                    <text:p text:style-name="P13"><text:span text:style-name="T14">- input /output impedances</text:span></text:p>
                    <text:p text:style-name="P13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The instructor should </text:span><text:span text:style-name="T19">git pull</text:span><text:span text:style-name="T14"> your repo, </text:span><text:span text:style-name="T14">and run </text:span><text:span text:style-name="T19">make </text:span><text:span text:style-name="T20">flawlessly</text:span></text:p>
              </text:list-item>
              <text:list-item>
                <text:p text:style-name="P11"><text:span text:style-name="T14"><text:s/></text:span><text:span text:style-name="T14">The report should not have obvious </text:span><text:span text:style-name="T14">mistakes in figures, tables, formulae, </text:span><text:span text:style-name="T14">section titles or main sentences</text:span></text:p>
              </text:list-item>
              <text:list-item>
                <text:p text:style-name="P11"><text:span text:style-name="T14"><text:s/></text:span><text:span text:style-name="T14">1 bonus point (mark can be 5 offsetting </text:span><text:span text:style-name="T14">previous grade losses) for the 5% best merit </text:span><text:span text:style-name="T14">figures</text:span></text:p>
                <text:list>
                  <text:list-header>
                    <text:p text:style-name="P13"><text:span text:style-name="T14">- if your work is in the top 5%, expect a </text:span><text:span text:style-name="T14">more thorough review</text:span></text:p>
                  </text:list-header>
                </text:list>
              </text:list-item>
              <text:list-item>
                <text:p text:style-name="P13"><text:span text:style-name="T14"><text:s/></text:span><text:span text:style-name="T14">If, to achieve a high merit, your circuit </text:span><text:span text:style-name="T14">becomes not practical, you‘ll get the bonus </text:span><text:span text:style-name="T14">but you may be discounted on the regular </text:span><text:span text:style-name="T14">evaluation of the work.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Ubuntu1" svg:font-family="Ubuntu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3">03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</text:span><text:span text:style-name="MT4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</text:span><text:span text:style-name="MT5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3">03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6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22</meta:editing-cycles>
    <meta:creation-date>2014-07-21T10:31:21</meta:creation-date>
    <dc:date>2021-06-03T11:01:43.184225659</dc:date>
    <meta:editing-duration>P2DT19H51M49S</meta:editing-duration>
    <meta:generator>LibreOffice/6.4.6.2$Linux_X86_64 LibreOffice_project/40$Build-2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